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2812" officeooo:paragraph-rsid="00142812"/>
    </style:style>
    <style:style style:name="P2" style:family="paragraph" style:parent-style-name="Standard">
      <style:text-properties style:font-name="Arial" officeooo:rsid="00142812" officeooo:paragraph-rsid="00142812"/>
    </style:style>
    <style:style style:name="P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42812" officeooo:paragraph-rsid="00142812" fo:background-color="#ff3333" style:font-size-asian="14pt" style:font-weight-asian="bold" style:font-size-complex="14pt" style:font-weight-complex="bold"/>
    </style:style>
    <style:style style:name="P4" style:family="paragraph" style:parent-style-name="Standard">
      <style:text-properties style:font-name="Arial" officeooo:rsid="00142812" officeooo:paragraph-rsid="00142812"/>
    </style:style>
    <style:style style:name="P5" style:family="paragraph" style:parent-style-name="Standard">
      <style:text-properties style:font-name="Arial" officeooo:rsid="0017c48c" officeooo:paragraph-rsid="0017c48c"/>
    </style:style>
    <style:style style:name="P6" style:family="paragraph" style:parent-style-name="Standard">
      <style:text-properties style:font-name="Arial" fo:font-weight="bold" officeooo:rsid="00142812" officeooo:paragraph-rsid="00142812" style:font-weight-asian="bold" style:font-weight-complex="bold"/>
    </style:style>
    <style:style style:name="T1" style:family="text">
      <style:text-properties officeooo:rsid="0015db2b"/>
    </style:style>
    <style:style style:name="T2" style:family="text">
      <style:text-properties officeooo:rsid="0017c48c"/>
    </style:style>
    <style:style style:name="T3" style:family="text">
      <style:text-properties style:text-position="super 58%" officeooo:rsid="0017c48c"/>
    </style:style>
    <style:style style:name="T4" style:family="text">
      <style:text-properties style:text-position="super 58%" officeooo:rsid="00180544"/>
    </style:style>
    <style:style style:name="T5" style:family="text">
      <style:text-properties style:text-position="0% 100%"/>
    </style:style>
    <style:style style:name="T6" style:family="text">
      <style:text-properties style:text-position="0% 100%" officeooo:rsid="0017c48c"/>
    </style:style>
    <style:style style:name="T7" style:family="text">
      <style:text-properties style:text-position="0% 100%" officeooo:rsid="00180544"/>
    </style:style>
    <style:style style:name="T8" style:family="text">
      <style:text-properties fo:font-weight="normal" officeooo:rsid="00180544" style:font-weight-asian="normal" style:font-weight-complex="normal"/>
    </style:style>
    <style:style style:name="T9" style:family="text">
      <style:text-properties fo:font-weight="normal" officeooo:rsid="00196da9" style:font-weight-asian="normal" style:font-weight-complex="normal"/>
    </style:style>
    <style:style style:name="T10" style:family="text">
      <style:text-properties fo:font-weight="normal" officeooo:rsid="0019847c" style:font-weight-asian="normal" style:font-weight-complex="normal"/>
    </style:style>
    <style:style style:name="T11" style:family="text">
      <style:text-properties fo:font-weight="normal" officeooo:rsid="001b717f" style:font-weight-asian="normal" style:font-weight-complex="normal"/>
    </style:style>
    <style:style style:name="T12" style:family="text">
      <style:text-properties officeooo:rsid="001b71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TAT T8 EL DRET LABORAL</text:p>
      <text:p text:style-name="P1"/>
      <text:p text:style-name="P6">1.- En una empresa familiar l'amo ha anat contractant diversos familiars: al seu cònjuge, a les seues dues filles, al seu nebot i a la seua sogra. </text:p>
      <text:p text:style-name="P6">a) Quin grau de parentiu tenen aquests familiars?</text:p>
      <text:p text:style-name="P2"><text:tab/>-<text:span text:style-name="T2">1</text:span><text:span text:style-name="T3">r</text:span><text:span text:style-name="T6"> grau: C</text:span><text:span text:style-name="T7">ò</text:span><text:span text:style-name="T6">njuge, les dues filles, sogra</text:span></text:p>
      <text:p text:style-name="P5"><text:span text:style-name="T5"><text:tab/>-</text:span><text:span text:style-name="T7">3</text:span><text:span text:style-name="T4">r</text:span><text:span text:style-name="T5"> grau: Nebot</text:span></text:p>
      <text:p text:style-name="P5"><text:span text:style-name="T5"/></text:p>
      <text:p text:style-name="P6">b) Si l'amo conviu amb el seu cònjuge i les seues dues filles té una relació laboral amb elles?, i amb el seu nebot i la seua sogra?.</text:p>
      <text:p text:style-name="P6"><text:tab/><text:span text:style-name="T8">En el cas que conviu amb el seu cònjuge i les seues dues filles, no té una relació <text:tab/>labor</text:span><text:span text:style-name="T9">al.</text:span></text:p>
      <text:p text:style-name="P6"><text:span text:style-name="T9"/></text:p>
      <text:p text:style-name="P6"><text:span text:style-name="T9"><text:tab/>En el cas del nebot i la sogra si que té una relació laboral.</text:span></text:p>
      <text:p text:style-name="P6"/>
      <text:p text:style-name="P6">2.- Enumera les característiques que ha de tindre una relació de treball per a considerar-se regulada pel Dret del Treball. Indica quines de les característiques els falten a les següents activitats per a no considerar-se regulades dins del Dret del Treball. </text:p>
      <text:p text:style-name="P6">a) Informàtic que treballa com a autònom per a una fàbrica de mobles.</text:p>
      <text:p text:style-name="P6"><text:tab/><text:span text:style-name="T10">Per compte d’altri: es treballa per una altra persona a la qual es cedeix el fruit del <text:tab/>treball cobrant a canvi un salari. A més es el propietari dels mitjans productius</text:span></text:p>
      <text:p text:style-name="P6"><text:span text:style-name="T10"/></text:p>
      <text:p text:style-name="P6">b) Membre d'una mesa electoral.</text:p>
      <text:p text:style-name="P6"><text:tab/><text:span text:style-name="T10">Dependència: l’empresari és el que ordena quan, on i com ha de realitzar-se el <text:tab/>treball. El treballador es subordina aquestes ordres de l’empresari i, per tant depèn <text:tab/>d’ell per realitzar la faena</text:span></text:p>
      <text:p text:style-name="P6">c) Voluntari en una ONG.</text:p>
      <text:p text:style-name="P6"><text:tab/><text:span text:style-name="T11">Voluntarietat: El treballador es lliure per treballar per una persona o una altra i pren <text:tab/>la decisió de posar fi a la relació laboral en qualsevol moment. Acord voluntari.</text:span></text:p>
      <text:p text:style-name="P6"/>
      <text:p text:style-name="P6">3.- Indica si les següents afirmacions són vertaderes o falses: </text:p>
      <text:p text:style-name="P6"/>
      <text:p text:style-name="P6">a) El Reial decret-Legislatiu ho elaboren les Corts Generals o poder legislatiu.</text:p>
      <text:p text:style-name="P6">b) Les Directives són normes de la *OIT (Organització Internacional del Treball).</text:p>
      <text:p text:style-name="P6">c) El Conveni Col·lectiu és un acord entre representants dels treballadors i representants dels empresaris.</text:p>
      <text:p text:style-name="P6">d) Les Lleis Orgàniques regulen els drets fonamentals recollits en la Constitució.</text:p>
      <text:p text:style-name="P6">e) L'Estatut dels Treballadors és una norma amb forma de Reial decret-Legislatiu.</text:p>
      <text:p text:style-name="P6"/>
      <text:p text:style-name="P6">4.- Susana s'ha vist obligada a signar un document en el qual accepta renunciar a 1 dia de descans a la setmana (l'Estatut dels Treballadors reconeix a tots els treballadors el dret a un descans mínim d'un dia i mig) i a canvi l'empresari li ha oferit renovar-li el contracte. És correcta l'actuació de l'empresa? Per què? Seria vàlid el document? Estaries aplicant algun principi? </text:p>
      <text:p text:style-name="P6"/>
      <text:p text:style-name="P6">5.- Ordena conforme al principi de jerarquia normativa les següents normes: </text:p>
      <text:p text:style-name="P6">- Conveni Col·lectiu Provincial d'Oficines i Despatxos de la província d'Alacant.</text:p>
      <text:p text:style-name="P6">- Conveni núm. 171 de la *OIT sobre treball nocturn.</text:p>
      <text:p text:style-name="P6">- Reial decret-Legislatiu 2/2015 pel qual s'aprova el text refós de l'Estatut dels Treballadors.</text:p>
      <text:p text:style-name="P6">- Llei 31/1995 de Prevenció de Riscos Laborals.</text:p>
      <text:p text:style-name="P6"><text:soft-page-break/>- Directiva 89/391 - Directiva marc sobre salut i seguretat en el treball, de 12 de juny de 1989, relativa a l'aplicació de mesures per a promoure la millora de la seguretat i de la salut dels treballadors en el treball («Directiva marc»).</text:p>
      <text:p text:style-name="P6">- Llei orgànica 11/1985, de 2 d'agost, de Llibertat Sindical.</text:p>
      <text:p text:style-name="P6">- Reial decret llei 16/2014, de 19 de desembre, pel qual es regula el Programa d'Activació per a l'Ocupació.</text:p>
      <text:p text:style-name="P6">- Contracte de treball</text:p>
      <text:p text:style-name="P6">- Constitució Espanyola.</text:p>
      <text:p text:style-name="P6">-Decret 1006/1985 de 26 de juny, pel qual es regula la relació laboral especial dels esportistes professionals.</text:p>
      <text:p text:style-name="P6"/>
      <text:p text:style-name="P6"/>
      <text:p text:style-name="P6"/>
      <text:p text:style-name="P6"/>
      <text:p text:style-name="P6"/>
      <text:p text:style-name="P6"/>
      <text:p text:style-name="P6"/>
      <text:p text:style-name="P6">6.- Mireia és representant d'una determinada marca de calçat el producte del qual <text:span text:style-name="T1">ven</text:span>. Tots els mesos l'empresa li envia 50 parells de sabates. Per cada parell venut, cobra una comissió, però si no aconsegueix vendre'ls en el període de temps establit, els retorna, sense que supose una pèrdua per a ella, encara que tampoc rebrà cap comissió i cobrarà únicament la seua part fixa de retribució. De quina mena de relació es tracta? Explica-ho. </text:p>
      <text:p text:style-name="P6"/>
      <text:p text:style-name="P6">7.- L'Estatut dels Treballadors concedeix, a tots els treballadors, dos dies de permís retribuït en cas de defunció d'un familiar fins al segon grau, per consanguinitat o afinitat. El conveni col·lectiu que s'aplica en una empresa amplia aquest termini a tres dies naturals. Quin de les dues normes s'ha d'aplicar en aquest cas? Quin principi del Dret Laboral ha d'aplicar-se? </text:p>
      <text:p text:style-name="P6"/>
      <text:p text:style-name="P6">8.-Una empresa ha anunciat que els nous treballadors que s'incorporen a l'empresa signaran un nou tipus de contracte de treball. Aquest contracte empitjora les condicions laborals dels nous treballadors, ja que cobraran menys del fixat en el conveni col·lectiu, treballaran més hores a les indicades en l'Estatut dels treballadors i se'ls exigirà que no pertanguen a cap sindicat. Els treballadors consideren aquestes mesures il·legals, per la qual cosa decideixen emprendre accions que impedisquen la posada en pràctica d'aquests contractes. </text:p>
      <text:p text:style-name="P6">a) Realitza un esquema que reflectisca les normes que apareixen en el cas, ordenades jeràrquicament.</text:p>
      <text:p text:style-name="P6">b) Assenyala si alguna de les mesures que desitja implantar l'empresa incompleix la jerarquia normativa.</text:p>
      <text:p text:style-name="P6"/>
      <text:p text:style-name="P6">9.- Indica si en les següents situacions s'està vulnerant algun dret dels treballadors i indica quin, en el seu cas: </text:p>
      <text:p text:style-name="P6">a) Una treballadora sol·licita un permís per a realitzar l'examen de conduir i l'empresa li ho denega al·legant que com no es tracta d'una titulació acadèmica no té dret al permís.</text:p>
      <text:p text:style-name="P6">b) Una treballadora a la qual l'empresa obliga a portar sabata de taló com a part de l'uniforme, quan els seus companys homes utilitzen sabata plana.</text:p>
      <text:p text:style-name="P6">c) Una treballadora que està estudiant un Cicle Formatiu al mateix temps que treballa, sol·licita un permís per a realitzar exàmens i l'empresa li ho denega al·legant que aqueix dia no poden prescindir d'ella.</text:p>
      <text:p text:style-name="P6"><text:soft-page-break/>d) Una treballadora que està estudiant un Cicle Formatiu al mateix temps que treballa, i que treballa als matins i a les vesprades, sol·licita treballar únicament de matins per a poder anar a classe. L'empresa li ho denega perquè no es treballa a torns.</text:p>
      <text:p text:style-name="P6">e) A una treballadora no li assignen tasques amb la finalitat que s'avorrisca i abandone l'empresa voluntàriament.</text:p>
      <text:p text:style-name="P6"/>
      <text:p text:style-name="P6">10.- En una empresa s'estan donant les següents situacions: </text:p>
      <text:p text:style-name="P6">- Els directius sospiten que alguns empleats passen molt temps en internet en pàgines no relacionades amb el treball i es plantegen implantar algun sistema de vigilància sobre els treballadors.</text:p>
      <text:p text:style-name="P6">- Últimament estan desapareixent alguns objectes personals dels treballadors i s'està plantejant realitzar registres als treballadors.</text:p>
      <text:p text:style-name="P6"/>
      <text:p text:style-name="P6">a) Pot l'empresa instal·lar cambres d'imatge i so, per què?. Què es requereix per a instal·lar càmeres de videovigilància?. I si l'empresa vol revisar els ordinadors dels treballadors quins requisits ha de complir?.</text:p>
      <text:p text:style-name="P6"/>
      <text:p text:style-name="P6">b) Pot l'empresa realitzar registres en els treballadors, les seues taquilles o els seus efectes personals?, en quins casos?. Quins requisits ha de complir el registre?.</text:p>
      <text:p text:style-name="P6"/>
      <text:p text:style-name="P6">11.- Juan ha sigut acomiadat per l'empresa per a la qual treballa per motius disciplinaris. Ell no està d'acord, per la qual cosa pensa demandar a l'empresa: </text:p>
      <text:p text:style-name="P6"/>
      <text:p text:style-name="P6">a) Quin és el primer Jutjat o Tribunal davant el qual ha d'interposar la demanda Juan?</text:p>
      <text:p text:style-name="P6">b) Si vol reclamar la sentència a on ha d'acudir?</text:p>
      <text:p text:style-name="P6">c) I si vol reclamar també aquesta segona sentència on ha de reclamar?</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11:41:40.085285966</meta:creation-date>
    <dc:date>2022-02-01T17:10:00.428207601</dc:date>
    <meta:editing-duration>PT27M22S</meta:editing-duration>
    <meta:editing-cycles>5</meta:editing-cycles>
    <meta:generator>LibreOffice/6.4.7.2$Linux_X86_64 LibreOffice_project/40$Build-2</meta:generator>
    <meta:document-statistic meta:table-count="0" meta:image-count="0" meta:object-count="0" meta:page-count="3" meta:paragraph-count="53" meta:word-count="1151" meta:character-count="7009" meta:non-whitespace-character-count="5888"/>
  </office:meta>
</office:document-meta>
</file>